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3add" officeooo:paragraph-rsid="00173add"/>
    </style:style>
    <style:style style:name="P2" style:family="paragraph" style:parent-style-name="Standard">
      <style:text-properties style:font-name="Arial" officeooo:rsid="00173add" officeooo:paragraph-rsid="00173add"/>
    </style:style>
    <style:style style:name="P3" style:family="paragraph" style:parent-style-name="Standard">
      <style:text-properties style:font-name="Arial" fo:font-size="14pt" officeooo:rsid="00173add" officeooo:paragraph-rsid="00173add" style:font-size-asian="14pt" style:font-size-complex="14pt"/>
    </style:style>
    <style:style style:name="P4" style:family="paragraph" style:parent-style-name="Standard">
      <style:text-properties style:font-name="Calibri" officeooo:rsid="00179c99" officeooo:paragraph-rsid="00179c99"/>
    </style:style>
    <style:style style:name="P5" style:family="paragraph" style:parent-style-name="Standard">
      <style:text-properties style:font-name="Calibri" officeooo:rsid="00179c99" officeooo:paragraph-rsid="00173add"/>
    </style:style>
    <style:style style:name="P6" style:family="paragraph" style:parent-style-name="Standard">
      <style:text-properties style:font-name="Calibri" officeooo:rsid="00038b97" officeooo:paragraph-rsid="00179c99"/>
    </style:style>
    <style:style style:name="P7" style:family="paragraph" style:parent-style-name="Standard">
      <style:text-properties style:font-name="Calibri" officeooo:rsid="0018e62e" officeooo:paragraph-rsid="0018e62e"/>
    </style:style>
    <style:style style:name="P8" style:family="paragraph" style:parent-style-name="Standard">
      <style:text-properties style:font-name="Calibri" style:text-underline-style="none" officeooo:rsid="00038b97" officeooo:paragraph-rsid="0018e62e"/>
    </style:style>
    <style:style style:name="P9" style:family="paragraph" style:parent-style-name="Standard">
      <style:text-properties style:font-name="Calibri" officeooo:rsid="00173add" officeooo:paragraph-rsid="00173add"/>
    </style:style>
    <style:style style:name="P10" style:family="paragraph" style:parent-style-name="Standard">
      <style:text-properties style:font-name="Calibri" officeooo:rsid="00029779" officeooo:paragraph-rsid="0018e62e"/>
    </style:style>
    <style:style style:name="P11" style:family="paragraph" style:parent-style-name="Standard">
      <style:text-properties style:font-name="Calibri" officeooo:rsid="001cfde5" officeooo:paragraph-rsid="001cfde5"/>
    </style:style>
    <style:style style:name="P12" style:family="paragraph" style:parent-style-name="Standard">
      <style:text-properties style:font-name="Calibri" officeooo:rsid="00205ce6" officeooo:paragraph-rsid="00205ce6"/>
    </style:style>
    <style:style style:name="P13" style:family="paragraph" style:parent-style-name="Standard">
      <style:text-properties style:text-line-through-style="none" style:text-line-through-type="none" style:font-name="Calibri" style:text-underline-style="solid" style:text-underline-width="auto" style:text-underline-color="font-color" officeooo:rsid="00038b97" officeooo:paragraph-rsid="00179c99"/>
    </style:style>
    <style:style style:name="P14" style:family="paragraph" style:parent-style-name="Standard" style:list-style-name="L1">
      <style:text-properties style:font-name="Arial" officeooo:rsid="00173add" officeooo:paragraph-rsid="00173add"/>
    </style:style>
    <style:style style:name="P15" style:family="paragraph" style:parent-style-name="Standard" style:list-style-name="L2">
      <style:text-properties style:font-name="Calibri" officeooo:rsid="00173add" officeooo:paragraph-rsid="00173add"/>
    </style:style>
    <style:style style:name="P16" style:family="paragraph" style:parent-style-name="Standard" style:list-style-name="L3">
      <style:text-properties style:font-name="Calibri" officeooo:rsid="00173add" officeooo:paragraph-rsid="00173add"/>
    </style:style>
    <style:style style:name="P17" style:family="paragraph" style:parent-style-name="Standard" style:list-style-name="L3">
      <style:text-properties style:font-name="Calibri" officeooo:rsid="00173add" officeooo:paragraph-rsid="001b0ad0"/>
    </style:style>
    <style:style style:name="P18" style:family="paragraph" style:parent-style-name="Standard" style:list-style-name="L4">
      <style:text-properties style:font-name="Calibri" officeooo:rsid="00173add" officeooo:paragraph-rsid="00173add"/>
    </style:style>
    <style:style style:name="P19" style:family="paragraph" style:parent-style-name="Standard" style:list-style-name="L5">
      <style:text-properties style:font-name="Calibri" officeooo:rsid="00173add" officeooo:paragraph-rsid="00173add"/>
    </style:style>
    <style:style style:name="P20" style:family="paragraph" style:parent-style-name="Standard" style:list-style-name="L6">
      <style:text-properties style:font-name="Calibri" officeooo:rsid="00173add" officeooo:paragraph-rsid="00173add"/>
    </style:style>
    <style:style style:name="P21" style:family="paragraph" style:parent-style-name="Standard" style:list-style-name="L6">
      <style:text-properties style:font-name="Calibri" officeooo:rsid="00029779" officeooo:paragraph-rsid="00173add"/>
    </style:style>
    <style:style style:name="P22" style:family="paragraph" style:parent-style-name="Standard" style:list-style-name="L6">
      <style:text-properties style:font-name="Calibri" officeooo:rsid="00029779" officeooo:paragraph-rsid="00179c99"/>
    </style:style>
    <style:style style:name="P23" style:family="paragraph" style:parent-style-name="Standard" style:list-style-name="L6">
      <style:text-properties style:font-name="Calibri" officeooo:rsid="00029779" officeooo:paragraph-rsid="0020c9eb"/>
    </style:style>
    <style:style style:name="P24" style:family="paragraph" style:parent-style-name="Standard" style:list-style-name="L7">
      <style:text-properties style:font-name="Calibri" officeooo:rsid="00029779" officeooo:paragraph-rsid="00179c99"/>
    </style:style>
    <style:style style:name="P25" style:family="paragraph" style:parent-style-name="Standard" style:list-style-name="L7">
      <style:text-properties style:font-name="Calibri" officeooo:rsid="00029779" officeooo:paragraph-rsid="001c7b1b"/>
    </style:style>
    <style:style style:name="P26" style:family="paragraph" style:parent-style-name="Standard" style:list-style-name="L8">
      <style:text-properties style:font-name="Calibri" officeooo:rsid="00029779" officeooo:paragraph-rsid="00179c99"/>
    </style:style>
    <style:style style:name="P27" style:family="paragraph" style:parent-style-name="Standard" style:list-style-name="L9">
      <style:text-properties style:font-name="Calibri" officeooo:rsid="00029779" officeooo:paragraph-rsid="00179c99"/>
    </style:style>
    <style:style style:name="P28" style:family="paragraph" style:parent-style-name="Standard" style:list-style-name="L9">
      <style:text-properties style:font-name="Calibri" officeooo:rsid="00029779" officeooo:paragraph-rsid="0018e62e"/>
    </style:style>
    <style:style style:name="P29" style:family="paragraph" style:parent-style-name="Standard" style:list-style-name="L13">
      <style:text-properties style:font-name="Calibri" officeooo:rsid="00029779" officeooo:paragraph-rsid="0018e62e"/>
    </style:style>
    <style:style style:name="P30" style:family="paragraph" style:parent-style-name="Standard" style:list-style-name="L7">
      <style:text-properties style:font-name="Calibri" officeooo:rsid="001c7b1b" officeooo:paragraph-rsid="001c7b1b"/>
    </style:style>
    <style:style style:name="P31" style:family="paragraph" style:parent-style-name="Standard" style:list-style-name="L8">
      <style:text-properties style:font-name="Calibri" officeooo:rsid="00179c99" officeooo:paragraph-rsid="00179c99"/>
    </style:style>
    <style:style style:name="P32" style:family="paragraph" style:parent-style-name="Standard" style:list-style-name="L9">
      <style:text-properties style:font-name="Calibri" officeooo:rsid="00179c99" officeooo:paragraph-rsid="00179c99"/>
    </style:style>
    <style:style style:name="P33" style:family="paragraph" style:parent-style-name="Standard" style:list-style-name="L9">
      <style:text-properties style:font-name="Calibri" officeooo:rsid="001cc080" officeooo:paragraph-rsid="001cc080"/>
    </style:style>
    <style:style style:name="P34" style:family="paragraph" style:parent-style-name="Standard" style:list-style-name="L10">
      <style:text-properties style:font-name="Calibri" officeooo:rsid="001cfde5" officeooo:paragraph-rsid="001cfde5"/>
    </style:style>
    <style:style style:name="P35" style:family="paragraph" style:parent-style-name="Standard">
      <style:text-properties style:font-name="Calibri" style:text-underline-style="none" officeooo:rsid="00038b97" officeooo:paragraph-rsid="0018e62e"/>
    </style:style>
    <style:style style:name="P36" style:family="paragraph" style:parent-style-name="Standard" style:list-style-name="L11">
      <style:text-properties style:font-name="Calibri" style:text-underline-style="none" officeooo:rsid="001fe0a2" officeooo:paragraph-rsid="001fe0a2"/>
    </style:style>
    <style:style style:name="P37" style:family="paragraph" style:parent-style-name="Standard" style:list-style-name="L12">
      <style:text-properties style:font-name="Calibri" officeooo:rsid="0018e62e" officeooo:paragraph-rsid="001fe0a2"/>
    </style:style>
    <style:style style:name="P38" style:family="paragraph" style:parent-style-name="Standard" style:list-style-name="L13">
      <style:text-properties style:font-name="Calibri" officeooo:rsid="0018e62e" officeooo:paragraph-rsid="0018e62e"/>
    </style:style>
    <style:style style:name="P39" style:family="paragraph" style:parent-style-name="Standard" style:list-style-name="L2">
      <style:text-properties officeooo:rsid="00173add" officeooo:paragraph-rsid="00173add"/>
    </style:style>
    <style:style style:name="P40" style:family="paragraph" style:parent-style-name="Standard" style:list-style-name="L6">
      <style:text-properties officeooo:paragraph-rsid="00173add"/>
    </style:style>
    <style:style style:name="P41" style:family="paragraph" style:parent-style-name="Standard" style:list-style-name="L7">
      <style:text-properties style:text-line-through-style="none" style:text-line-through-type="none" style:font-name="Calibri" officeooo:rsid="00029779" officeooo:paragraph-rsid="00179c99"/>
    </style:style>
    <style:style style:name="P42" style:family="paragraph" style:parent-style-name="Standard" style:list-style-name="L9">
      <style:text-properties officeooo:paragraph-rsid="00179c99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029779"/>
    </style:style>
    <style:style style:name="T3" style:family="text">
      <style:text-properties style:font-name="Calibri" officeooo:rsid="00173add"/>
    </style:style>
    <style:style style:name="T4" style:family="text">
      <style:text-properties style:font-name="Calibri" officeooo:rsid="00179c99"/>
    </style:style>
    <style:style style:name="T5" style:family="text">
      <style:text-properties style:font-name="Calibri" officeooo:rsid="00038b97"/>
    </style:style>
    <style:style style:name="T6" style:family="text">
      <style:text-properties style:font-name="Calibri" officeooo:rsid="0018e62e"/>
    </style:style>
    <style:style style:name="T7" style:family="text">
      <style:text-properties style:font-name="Calibri" officeooo:rsid="00195a1a"/>
    </style:style>
    <style:style style:name="T8" style:family="text">
      <style:text-properties style:font-name="Calibri" officeooo:rsid="001eb299"/>
    </style:style>
    <style:style style:name="T9" style:family="text">
      <style:text-properties officeooo:rsid="00179c99"/>
    </style:style>
    <style:style style:name="T10" style:family="text">
      <style:text-properties officeooo:rsid="00038b97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style:text-line-through-style="none" style:text-line-through-type="none" officeooo:rsid="00038b97"/>
    </style:style>
    <style:style style:name="T13" style:family="text">
      <style:text-properties officeooo:rsid="0018e62e"/>
    </style:style>
    <style:style style:name="T14" style:family="text">
      <style:text-properties officeooo:rsid="00054ab4"/>
    </style:style>
    <style:style style:name="T15" style:family="text">
      <style:text-properties officeooo:rsid="00195a1a"/>
    </style:style>
    <style:style style:name="T16" style:family="text">
      <style:text-properties officeooo:rsid="001ae180"/>
    </style:style>
    <style:style style:name="T17" style:family="text">
      <style:text-properties officeooo:rsid="001c535b"/>
    </style:style>
    <style:style style:name="T18" style:family="text">
      <style:text-properties officeooo:rsid="001c7b1b"/>
    </style:style>
    <style:style style:name="T19" style:family="text">
      <style:text-properties officeooo:rsid="001c91e6"/>
    </style:style>
    <style:style style:name="T20" style:family="text">
      <style:text-properties officeooo:rsid="001cc080"/>
    </style:style>
    <style:style style:name="T21" style:family="text">
      <style:text-properties officeooo:rsid="001eb299"/>
    </style:style>
    <style:style style:name="T22" style:family="text">
      <style:text-properties officeooo:rsid="001fec9e"/>
    </style:style>
    <style:style style:name="T23" style:family="text">
      <style:text-properties officeooo:rsid="0020c9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ty Activity </text:p>
      <text:p text:style-name="P2"/>
      <text:list xml:id="list274283532" text:style-name="L1">
        <text:list-item>
          <text:p text:style-name="P14">Download <text:span text:style-name="T2"><text:s/></text:span><text:span text:style-name="T1">2019.3.0f6 of unity</text:span></text:p>
        </text:list-item>
      </text:list>
      <text:p text:style-name="P9"/>
      <text:p text:style-name="P9">Getting Started </text:p>
      <text:p text:style-name="P9"/>
      <text:list xml:id="list2348655798" text:style-name="L2">
        <text:list-item>
          <text:p text:style-name="P15">Launch Unity Hub and create a new 2D project.</text:p>
        </text:list-item>
        <text:list-item>
          <text:p text:style-name="P39"><text:span text:style-name="T1">Assign a resolution to the game main camera (9:16) name Vertical</text:span></text:p>
        </text:list-item>
      </text:list>
      <text:p text:style-name="P9"/>
      <text:p text:style-name="P9">Create a tile palette</text:p>
      <text:p text:style-name="P9"/>
      <text:list xml:id="list744857980" text:style-name="L3">
        <text:list-item>
          <text:p text:style-name="P16">Switch to tile palette window</text:p>
        </text:list-item>
        <text:list-item>
          <text:p text:style-name="P16">Right click in hierarchy - Create 2D object – tilemap</text:p>
        </text:list-item>
        <text:list-item>
          <text:p text:style-name="P17">Drag sunnyland image <text:span text:style-name="T15">from starter files</text:span> into <text:span text:style-name="T16">pallet</text:span></text:p>
        </text:list-item>
        <text:list-item>
          <text:p text:style-name="P16">Use the paint brush tool to select a block and draw the level as you wish</text:p>
        </text:list-item>
      </text:list>
      <text:p text:style-name="P9"/>
      <text:p text:style-name="P1"><text:span text:style-name="T1">Layers </text:span><text:span text:style-name="T4">for the tilemap</text:span></text:p>
      <text:p text:style-name="P5"/>
      <text:list xml:id="list2817716339" text:style-name="L4">
        <text:list-item>
          <text:p text:style-name="P18">Make sure the grid is on the default layer</text:p>
        </text:list-item>
        <text:list-item>
          <text:p text:style-name="P18">Tilemap change to ground</text:p>
        </text:list-item>
        <text:list-item>
          <text:p text:style-name="P18">Under tilemap render change <text:span text:style-name="T17">from default </text:span>to world</text:p>
        </text:list-item>
      </text:list>
      <text:p text:style-name="P9"/>
      <text:p text:style-name="P9">Adding Physics to the Tilemap</text:p>
      <text:p text:style-name="P9"/>
      <text:list xml:id="list4276119626" text:style-name="L5">
        <text:list-item>
          <text:p text:style-name="P19">Select in inspector add component </text:p>
        </text:list-item>
        <text:list-item>
          <text:p text:style-name="P19">Add tilemap collider 2D</text:p>
        </text:list-item>
        <text:list-item>
          <text:p text:style-name="P19">Add rigidbody 2D – switch body type from dynamic to kinematic</text:p>
        </text:list-item>
        <text:list-item>
          <text:p text:style-name="P19">Add composite collider 2D – switch from outlines to polygons</text:p>
        </text:list-item>
      </text:list>
      <text:p text:style-name="P9"/>
      <text:p text:style-name="P9">Creating the player</text:p>
      <text:p text:style-name="P9"/>
      <text:list xml:id="list389603299" text:style-name="L6">
        <text:list-item>
          <text:p text:style-name="P20"><text:span text:style-name="T17">Go to player folder - c</text:span>lick on frog-idle</text:p>
        </text:list-item>
        <text:list-item>
          <text:p text:style-name="P40"><text:span text:style-name="T2">Place </text:span><text:span text:style-name="T4">the </text:span><text:span text:style-name="T2">frog _</text:span><text:span text:style-name="T4">i</text:span><text:span text:style-name="T2">dle first </text:span><text:span text:style-name="T4">image</text:span><text:span text:style-name="T2"> on </text:span><text:span text:style-name="T4">the </text:span><text:span text:style-name="T2">scene </text:span><text:span text:style-name="T4">and </text:span><text:span text:style-name="T2">use</text:span><text:span text:style-name="T4"> the</text:span><text:span text:style-name="T2"> move tool to position</text:span></text:p>
        </text:list-item>
        <text:list-item>
          <text:p text:style-name="P21">Rename to player in hierarchy </text:p>
        </text:list-item>
        <text:list-item>
          <text:p text:style-name="P22"><text:span text:style-name="T9">Go to </text:span>Player - inspector - create layer -player layer </text:p>
        </text:list-item>
        <text:list-item>
          <text:p text:style-name="P23"><text:span text:style-name="T13">C</text:span>hange tag in player <text:span text:style-name="T10">inspector</text:span> to player</text:p>
        </text:list-item>
      </text:list>
      <text:p text:style-name="P9"/>
      <text:p text:style-name="P5">Give the player physics</text:p>
      <text:p text:style-name="P5"/>
      <text:list xml:id="list2911608367" text:style-name="L7">
        <text:list-item>
          <text:p text:style-name="P24"><text:span text:style-name="T9">A</text:span>dd component - search for 2<text:span text:style-name="T9">D</text:span> rigidbody</text:p>
        </text:list-item>
        <text:list-item>
          <text:p text:style-name="P24"><text:span text:style-name="T9">A</text:span>dd 2d capsule collider -click edit collider </text:p>
        </text:list-item>
        <text:list-item>
          <text:p text:style-name="P24"><text:span text:style-name="T9">S</text:span>hrink collider to a <text:span text:style-name="T9">fit the player more</text:span></text:p>
        </text:list-item>
        <text:list-item>
          <text:p text:style-name="P24">Drag <text:span text:style-name="T9">PlayerSlippy </text:span>material <text:span text:style-name="T9">to</text:span> capsule collider <text:span text:style-name="T9">2D in player </text:span></text:p>
        </text:list-item>
        <text:list-item>
          <text:p text:style-name="P24">Go to inspector -go to sorting layer -under sprite render - add sorting layer <text:span text:style-name="T18">player – add player tag at top</text:span></text:p>
        </text:list-item>
        <text:list-item>
          <text:p text:style-name="P25">Go to inspector -rigid body - change gravity scale to 1 -change collision detection to continuous</text:p>
        </text:list-item>
        <text:list-item>
          <text:p text:style-name="P30"><text:soft-page-break/>Go back to assets – create new folder scripts</text:p>
        </text:list-item>
        <text:list-item>
          <text:p text:style-name="P30">Add scripts from starter</text:p>
        </text:list-item>
        <text:list-item>
          <text:p text:style-name="P30">Select Player – drag playercontroller script to bottom</text:p>
        </text:list-item>
        <text:list-item>
          <text:p text:style-name="P24">Drag player from hierarchy to playercontroller script <text:span text:style-name="T9">(</text:span>the RB<text:span text:style-name="T9">)</text:span></text:p>
        </text:list-item>
        <text:list-item>
          <text:p text:style-name="P24">Assign values to move speed and jumpforce - play around with the values</text:p>
          <text:p text:style-name="P41"><text:span text:style-name="T9">(</text:span><text:span text:style-name="T1">move speed 2, jumpforce 10 </text:span><text:span text:style-name="T9">works well)</text:span></text:p>
        </text:list-item>
      </text:list>
      <text:p text:style-name="P9"/>
      <text:p text:style-name="P4">GroundPoint</text:p>
      <text:p text:style-name="P13"/>
      <text:list xml:id="list1166592847" text:style-name="L8">
        <text:list-item>
          <text:p text:style-name="P26">C<text:span text:style-name="T23">r</text:span>eate empty game object <text:s/>- rename to ground point <text:s/>-<text:span text:style-name="T19">change layer to player</text:span></text:p>
        </text:list-item>
        <text:list-item>
          <text:p text:style-name="P26"><text:span text:style-name="T9">F</text:span>or ground point use move tool to move bottom arrow to floo<text:span text:style-name="T9">r</text:span></text:p>
          <text:p text:style-name="P31"/>
        </text:list-item>
      </text:list>
      <text:p text:style-name="P4">Animation</text:p>
      <text:p text:style-name="P4">Frog_idle</text:p>
      <text:list xml:id="list2311555109" text:style-name="L9">
        <text:list-header>
          <text:p text:style-name="P32"/>
        </text:list-header>
        <text:list-item>
          <text:p text:style-name="P27"><text:span text:style-name="T9">C</text:span>lick player -window animation – animation -select player -hit creat<text:span text:style-name="T9">e </text:span>-save as player_idle</text:p>
        </text:list-item>
        <text:list-item>
          <text:p text:style-name="P27"><text:span text:style-name="T9">G</text:span>o to graphics -player -expand frog idle</text:p>
        </text:list-item>
        <text:list-item>
          <text:p text:style-name="P27"><text:span text:style-name="T9">C</text:span>lick and drag each 4 in about 15 apart and put the first frame again 15 away</text:p>
        </text:list-item>
      </text:list>
      <text:p text:style-name="P4">Frog_jump</text:p>
      <text:list xml:id="list175920028179314" text:continue-numbering="true" text:style-name="L9">
        <text:list-item>
          <text:p text:style-name="P32">Create another animation name frog_jump</text:p>
        </text:list-item>
        <text:list-item>
          <text:p text:style-name="P33">Select drop down where player_idle is – create new clip </text:p>
        </text:list-item>
        <text:list-item>
          <text:p text:style-name="P33">Drag each image in about 15 and put the first frame again at the end</text:p>
        </text:list-item>
      </text:list>
      <text:p text:style-name="P11">Frog_run</text:p>
      <text:list xml:id="list806958996" text:style-name="L10">
        <text:list-item>
          <text:p text:style-name="P34">Duplicate Frog_<text:span text:style-name="T22">jump</text:span></text:p>
        </text:list-item>
      </text:list>
      <text:p text:style-name="P7"><text:span text:style-name="T12">A</text:span><text:span text:style-name="T11">nimator</text:span></text:p>
      <text:list xml:id="list175919163085257" text:continue-list="list175920028179314" text:style-name="L9">
        <text:list-item>
          <text:p text:style-name="P28"><text:span text:style-name="T13">Click </text:span>window -animation -animator -select player</text:p>
        </text:list-item>
        <text:list-item>
          <text:p text:style-name="P27">player_idle right click -make transition <text:span text:style-name="T10">to </text:span>player_<text:span text:style-name="T21">run </text:span>click on the arrow -add parameter <text:span text:style-name="T20">float </text:span>moveSpeed <text:s/>- set condition <text:span text:style-name="T13">to</text:span> if moveSpeed is greater then 1</text:p>
        </text:list-item>
        <text:list-item>
          <text:p text:style-name="P27"><text:span text:style-name="T13">T</text:span>hen do the same the other way except if move speed is less then 1 </text:p>
        </text:list-item>
      </text:list>
      <text:p text:style-name="P6"/>
      <text:list xml:id="list175919086422381" text:continue-numbering="true" text:style-name="L9">
        <text:list-item>
          <text:p text:style-name="P42"><text:span text:style-name="T5"><text:s/></text:span><text:span text:style-name="T6">Do the same </text:span><text:span text:style-name="T5">from player idle to player </text:span><text:span text:style-name="T8">jump</text:span><text:span text:style-name="T5"> but with </text:span><text:span text:style-name="T6">a </text:span><text:span text:style-name="T2">new bool variable isGrounded -set to true </text:span><text:span text:style-name="T6">and false the opposite way</text:span></text:p>
        </text:list-item>
      </text:list>
      <text:p text:style-name="P8">Camera</text:p>
      <text:list xml:id="list344852518" text:style-name="L11">
        <text:list-item>
          <text:p text:style-name="P36">Add cameraController script to camera</text:p>
        </text:list-item>
        <text:list-item>
          <text:p text:style-name="P36">Drag player to target</text:p>
        </text:list-item>
        <text:list-item>
          <text:p text:style-name="P36">Set min height 0, max height 10000</text:p>
        </text:list-item>
      </text:list>
      <text:list xml:id="list23774984" text:style-name="L12">
        <text:list-item>
          <text:p text:style-name="P37">freeze x, y, z <text:s/>by selecting checkboxes - in the tilemap ridigbody</text:p>
        </text:list-item>
      </text:list>
      <text:p text:style-name="P10"/>
      <text:p text:style-name="P12">Bonus</text:p>
      <text:p text:style-name="P8">Checkpoints</text:p>
      <text:list xml:id="list294423865" text:style-name="L13">
        <text:list-item>
          <text:p text:style-name="P29"><text:span text:style-name="T13">C</text:span>reate empty <text:span text:style-name="T10">object - </text:span>drag over <text:span text:style-name="T10">to hierarchy </text:span>-<text:span text:style-name="T14">rename Checkpoint</text:span></text:p>
        </text:list-item>
        <text:list-item>
          <text:p text:style-name="P38">Grab image off sign – drag over</text:p>
        </text:list-item>
        <text:list-item>
          <text:p text:style-name="P29"><text:span text:style-name="T13">A</text:span>dd 2d circle collider</text:p>
        </text:list-item>
        <text:list-item>
          <text:p text:style-name="P29"><text:span text:style-name="T13">D</text:span>rag checkpointController script to <text:span text:style-name="T14">hierarchy </text:span>-<text:span text:style-name="T10">name checkPointController</text:span></text:p>
        </text:list-item>
        <text:list-item>
          <text:p text:style-name="P29"><text:span text:style-name="T13">A</text:span>dd Checkpoint script to checkpoints</text:p>
        </text:list-item>
        <text:list-item>
          <text:p text:style-name="P29"><text:span text:style-name="T10">E</text:span>dit collider to make <text:span text:style-name="T13">the</text:span> radius a bit bigger around signs -select isTrigger in inspector</text:p>
        </text:list-item>
        <text:list-item>
          <text:p text:style-name="P29"><text:soft-page-break/>Drag graphics on and off checkpoint into cp on cp off and checkpoint into the sr in script</text:p>
        </text:list-item>
        <text:list-item>
          <text:p text:style-name="P29"><text:span text:style-name="T13">D</text:span>uplicate this checkpoint for more checkpoints</text:p>
          <text:p text:style-name="P2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2:43:21.642000000</meta:creation-date>
    <dc:date>2020-03-12T17:59:17.858000000</dc:date>
    <meta:editing-duration>PT21M2S</meta:editing-duration>
    <meta:editing-cycles>6</meta:editing-cycles>
    <meta:generator>LibreOffice/5.4.0.3$Windows_X86_64 LibreOffice_project/7556cbc6811c9d992f4064ab9287069087d7f62c</meta:generator>
    <meta:document-statistic meta:table-count="0" meta:image-count="0" meta:object-count="0" meta:page-count="3" meta:paragraph-count="75" meta:word-count="625" meta:character-count="3369" meta:non-whitespace-character-count="2851"/>
  </office:meta>
</office:document-meta>
</file>